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7.31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28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anuc_cart_object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_gear_1</text:p>
          </table:table-cell>
          <table:table-cell office:value-type="float" office:value="0" calcext:value-type="float">
            <text:p>0</text:p>
          </table:table-cell>
          <table:table-cell office:value-type="float" office:value="600.315307617188" calcext:value-type="float">
            <text:p>600.315307617188</text:p>
          </table:table-cell>
          <table:table-cell office:value-type="float" office:value="-185.548782348633" calcext:value-type="float">
            <text:p>-185.5487823486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2]-[.C$19]" office:value-type="float" office:value="568.9365234375" calcext:value-type="float">
            <text:p>568.9365234375</text:p>
          </table:table-cell>
          <table:table-cell table:formula="of:=[.D2]-[.D$19]" office:value-type="float" office:value="-159.376251220703" calcext:value-type="float">
            <text:p>-159.376251220703</text:p>
          </table:table-cell>
        </table:table-row>
        <table:table-row table:style-name="ro1">
          <table:table-cell office:value-type="string" calcext:value-type="string">
            <text:p>medium_gear_2</text:p>
          </table:table-cell>
          <table:table-cell office:value-type="float" office:value="0" calcext:value-type="float">
            <text:p>0</text:p>
          </table:table-cell>
          <table:table-cell office:value-type="float" office:value="600.306274414062" calcext:value-type="float">
            <text:p>600.306274414062</text:p>
          </table:table-cell>
          <table:table-cell office:value-type="float" office:value="-266.663513183594" calcext:value-type="float">
            <text:p>-266.663513183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3]-[.C$19]" office:value-type="float" office:value="568.927490234375" calcext:value-type="float">
            <text:p>568.927490234375</text:p>
          </table:table-cell>
          <table:table-cell table:formula="of:=[.D3]-[.D$19]" office:value-type="float" office:value="-240.490982055664" calcext:value-type="float">
            <text:p>-240.490982055664</text:p>
          </table:table-cell>
        </table:table-row>
        <table:table-row table:style-name="ro1">
          <table:table-cell office:value-type="string" calcext:value-type="string">
            <text:p>medium_gear_3</text:p>
          </table:table-cell>
          <table:table-cell office:value-type="float" office:value="0" calcext:value-type="float">
            <text:p>0</text:p>
          </table:table-cell>
          <table:table-cell office:value-type="float" office:value="520.133056640625" calcext:value-type="float">
            <text:p>520.133056640625</text:p>
          </table:table-cell>
          <table:table-cell office:value-type="float" office:value="-265.703948974609" calcext:value-type="float">
            <text:p>-265.7039489746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4]-[.C$19]" office:value-type="float" office:value="488.754272460938" calcext:value-type="float">
            <text:p>488.754272460938</text:p>
          </table:table-cell>
          <table:table-cell table:formula="of:=[.D4]-[.D$19]" office:value-type="float" office:value="-239.53141784668" calcext:value-type="float">
            <text:p>-239.53141784668</text:p>
          </table:table-cell>
        </table:table-row>
        <table:table-row table:style-name="ro1">
          <table:table-cell office:value-type="string" calcext:value-type="string">
            <text:p>medium_gear_4</text:p>
          </table:table-cell>
          <table:table-cell office:value-type="float" office:value="0" calcext:value-type="float">
            <text:p>0</text:p>
          </table:table-cell>
          <table:table-cell office:value-type="float" office:value="521.561889648438" calcext:value-type="float">
            <text:p>521.561889648438</text:p>
          </table:table-cell>
          <table:table-cell office:value-type="float" office:value="-184.115936279297" calcext:value-type="float">
            <text:p>-184.1159362792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5]-[.C$19]" office:value-type="float" office:value="490.18310546875" calcext:value-type="float">
            <text:p>490.18310546875</text:p>
          </table:table-cell>
          <table:table-cell table:formula="of:=[.D5]-[.D$19]" office:value-type="float" office:value="-157.943405151367" calcext:value-type="float">
            <text:p>-157.943405151367</text:p>
          </table:table-cell>
        </table:table-row>
        <table:table-row table:style-name="ro1">
          <table:table-cell office:value-type="string" calcext:value-type="string">
            <text:p>large_gear_1</text:p>
          </table:table-cell>
          <table:table-cell office:value-type="float" office:value="0" calcext:value-type="float">
            <text:p>0</text:p>
          </table:table-cell>
          <table:table-cell office:value-type="float" office:value="536.972900390625" calcext:value-type="float">
            <text:p>536.972900390625</text:p>
          </table:table-cell>
          <table:table-cell office:value-type="float" office:value="-2.15146064758301" calcext:value-type="float">
            <text:p>-2.151460647583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6]-[.C$19]" office:value-type="float" office:value="505.594116210937" calcext:value-type="float">
            <text:p>505.594116210937</text:p>
          </table:table-cell>
          <table:table-cell table:formula="of:=[.D6]-[.D$19]" office:value-type="float" office:value="24.0210704803467" calcext:value-type="float">
            <text:p>24.0210704803467</text:p>
          </table:table-cell>
        </table:table-row>
        <table:table-row table:style-name="ro1">
          <table:table-cell office:value-type="string" calcext:value-type="string">
            <text:p>large_gear_2</text:p>
          </table:table-cell>
          <table:table-cell office:value-type="float" office:value="0" calcext:value-type="float">
            <text:p>0</text:p>
          </table:table-cell>
          <table:table-cell office:value-type="float" office:value="582.100952148438" calcext:value-type="float">
            <text:p>582.100952148438</text:p>
          </table:table-cell>
          <table:table-cell office:value-type="float" office:value="-84.8230133056641" calcext:value-type="float">
            <text:p>-84.82301330566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7]-[.C$19]" office:value-type="float" office:value="550.72216796875" calcext:value-type="float">
            <text:p>550.72216796875</text:p>
          </table:table-cell>
          <table:table-cell table:formula="of:=[.D7]-[.D$19]" office:value-type="float" office:value="-58.6504821777344" calcext:value-type="float">
            <text:p>-58.6504821777344</text:p>
          </table:table-cell>
        </table:table-row>
        <table:table-row table:style-name="ro1">
          <table:table-cell office:value-type="string" calcext:value-type="string">
            <text:p>kit_lg1med2_1_slot_m1</text:p>
          </table:table-cell>
          <table:table-cell office:value-type="float" office:value="0" calcext:value-type="float">
            <text:p>0</text:p>
          </table:table-cell>
          <table:table-cell office:value-type="float" office:value="439.984558105469" calcext:value-type="float">
            <text:p>439.984558105469</text:p>
          </table:table-cell>
          <table:table-cell office:value-type="float" office:value="-165.375793457031" calcext:value-type="float">
            <text:p>-165.3757934570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8]-[.C$19]" office:value-type="float" office:value="408.605773925781" calcext:value-type="float">
            <text:p>408.605773925781</text:p>
          </table:table-cell>
          <table:table-cell table:formula="of:=[.D8]-[.D$19]" office:value-type="float" office:value="-139.203262329102" calcext:value-type="float">
            <text:p>-139.203262329102</text:p>
          </table:table-cell>
        </table:table-row>
        <table:table-row table:style-name="ro1">
          <table:table-cell office:value-type="string" calcext:value-type="string">
            <text:p>kit_lg1med2_1_slot_m2</text:p>
          </table:table-cell>
          <table:table-cell office:value-type="float" office:value="0" calcext:value-type="float">
            <text:p>0</text:p>
          </table:table-cell>
          <table:table-cell office:value-type="float" office:value="359.336151123047" calcext:value-type="float">
            <text:p>359.336151123047</text:p>
          </table:table-cell>
          <table:table-cell office:value-type="float" office:value="-165.386993408203" calcext:value-type="float">
            <text:p>-165.386993408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9]-[.C$19]" office:value-type="float" office:value="327.957366943359" calcext:value-type="float">
            <text:p>327.957366943359</text:p>
          </table:table-cell>
          <table:table-cell table:formula="of:=[.D9]-[.D$19]" office:value-type="float" office:value="-139.214462280273" calcext:value-type="float">
            <text:p>-139.214462280273</text:p>
          </table:table-cell>
        </table:table-row>
        <table:table-row table:style-name="ro1">
          <table:table-cell office:value-type="string" calcext:value-type="string">
            <text:p>kit_lg1med2_1_slot_l1</text:p>
          </table:table-cell>
          <table:table-cell office:value-type="float" office:value="0" calcext:value-type="float">
            <text:p>0</text:p>
          </table:table-cell>
          <table:table-cell office:value-type="float" office:value="402.532562255859" calcext:value-type="float">
            <text:p>402.532562255859</text:p>
          </table:table-cell>
          <table:table-cell office:value-type="float" office:value="-251.304382324219" calcext:value-type="float">
            <text:p>-251.3043823242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10]-[.C$19]" office:value-type="float" office:value="371.153778076172" calcext:value-type="float">
            <text:p>371.153778076172</text:p>
          </table:table-cell>
          <table:table-cell table:formula="of:=[.D10]-[.D$19]" office:value-type="float" office:value="-225.131851196289" calcext:value-type="float">
            <text:p>-225.131851196289</text:p>
          </table:table-cell>
        </table:table-row>
        <table:table-row table:style-name="ro1">
          <table:table-cell office:value-type="string" calcext:value-type="string">
            <text:p>kit_lg1med2_2_slot_m1</text:p>
          </table:table-cell>
          <table:table-cell office:value-type="float" office:value="0" calcext:value-type="float">
            <text:p>0</text:p>
          </table:table-cell>
          <table:table-cell office:value-type="float" office:value="435.528564453125" calcext:value-type="float">
            <text:p>435.528564453125</text:p>
          </table:table-cell>
          <table:table-cell office:value-type="float" office:value="20.9107723236084" calcext:value-type="float">
            <text:p>20.9107723236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11]-[.C$19]" office:value-type="float" office:value="404.149780273437" calcext:value-type="float">
            <text:p>404.149780273437</text:p>
          </table:table-cell>
          <table:table-cell table:formula="of:=[.D11]-[.D$19]" office:value-type="float" office:value="47.0833034515381" calcext:value-type="float">
            <text:p>47.0833034515381</text:p>
          </table:table-cell>
        </table:table-row>
        <table:table-row table:style-name="ro1">
          <table:table-cell office:value-type="string" calcext:value-type="string">
            <text:p>kit_lg1med2_2_slot_m2</text:p>
          </table:table-cell>
          <table:table-cell office:value-type="float" office:value="0" calcext:value-type="float">
            <text:p>0</text:p>
          </table:table-cell>
          <table:table-cell office:value-type="float" office:value="354.646850585937" calcext:value-type="float">
            <text:p>354.646850585937</text:p>
          </table:table-cell>
          <table:table-cell office:value-type="float" office:value="20.903787612915" calcext:value-type="float">
            <text:p>20.9037876129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12]-[.C$19]" office:value-type="float" office:value="323.26806640625" calcext:value-type="float">
            <text:p>323.26806640625</text:p>
          </table:table-cell>
          <table:table-cell table:formula="of:=[.D12]-[.D$19]" office:value-type="float" office:value="47.0763187408447" calcext:value-type="float">
            <text:p>47.0763187408447</text:p>
          </table:table-cell>
        </table:table-row>
        <table:table-row table:style-name="ro1">
          <table:table-cell office:value-type="string" calcext:value-type="string">
            <text:p>kit_lg1med2_2_slot_l1</text:p>
          </table:table-cell>
          <table:table-cell office:value-type="float" office:value="0" calcext:value-type="float">
            <text:p>0</text:p>
          </table:table-cell>
          <table:table-cell office:value-type="float" office:value="401.210021972656" calcext:value-type="float">
            <text:p>401.210021972656</text:p>
          </table:table-cell>
          <table:table-cell office:value-type="float" office:value="-74.1336669921875" calcext:value-type="float">
            <text:p>-74.13366699218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13]-[.C$19]" office:value-type="float" office:value="369.831237792969" calcext:value-type="float">
            <text:p>369.831237792969</text:p>
          </table:table-cell>
          <table:table-cell table:formula="of:=[.D13]-[.D$19]" office:value-type="float" office:value="-47.9611358642578" calcext:value-type="float">
            <text:p>-47.9611358642578</text:p>
          </table:table-cell>
        </table:table-row>
        <table:table-row table:style-name="ro1">
          <table:table-cell office:value-type="string" calcext:value-type="string">
            <text:p>f_large_gear_3</text:p>
          </table:table-cell>
          <table:table-cell office:value-type="float" office:value="0" calcext:value-type="float">
            <text:p>0</text:p>
          </table:table-cell>
          <table:table-cell office:value-type="float" office:value="-121.934150695801" calcext:value-type="float">
            <text:p>-121.934150695801</text:p>
          </table:table-cell>
          <table:table-cell office:value-type="float" office:value="-605.954223632812" calcext:value-type="float">
            <text:p>-605.954223632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T</text:p>
          </table:table-cell>
          <table:table-cell table:formula="of:=[.C14]-[.C$19]" office:value-type="float" office:value="-153.312934875488" calcext:value-type="float">
            <text:p>-153.312934875488</text:p>
          </table:table-cell>
          <table:table-cell table:formula="of:=[.D14]-[.D$19]" office:value-type="float" office:value="-579.781692504883" calcext:value-type="float">
            <text:p>-579.781692504883</text:p>
          </table:table-cell>
        </table:table-row>
        <table:table-row table:style-name="ro1">
          <table:table-cell office:value-type="string" calcext:value-type="string">
            <text:p>new_medium_gear_2</text:p>
          </table:table-cell>
          <table:table-cell office:value-type="float" office:value="0" calcext:value-type="float">
            <text:p>0</text:p>
          </table:table-cell>
          <table:table-cell office:value-type="float" office:value="568.927490234375" calcext:value-type="float">
            <text:p>568.927490234375</text:p>
          </table:table-cell>
          <table:table-cell office:value-type="float" office:value="-240.490982055664" calcext:value-type="float">
            <text:p>-240.490982055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table:formula="of:=[.C15]-[.C$19]" office:value-type="float" office:value="537.548706054688" calcext:value-type="float">
            <text:p>537.548706054688</text:p>
          </table:table-cell>
          <table:table-cell table:formula="of:=[.D15]-[.D$19]" office:value-type="float" office:value="-214.318450927734" calcext:value-type="float">
            <text:p>-214.31845092773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ffset</text:p>
          </table:table-cell>
          <table:table-cell/>
          <table:table-cell table:formula="of:=[.C3]-[.C15]" office:value-type="float" office:value="31.3787841796875" calcext:value-type="float">
            <text:p>31.3787841796875</text:p>
          </table:table-cell>
          <table:table-cell table:formula="of:=[.D3]-[.D15]" office:value-type="float" office:value="-26.1725311279297" calcext:value-type="float">
            <text:p>-26.17253112792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6T09:25:11.765000000</dc:date>
    <meta:editing-duration>PT8M1S</meta:editing-duration>
    <meta:editing-cycles>1</meta:editing-cycles>
    <meta:document-statistic meta:table-count="1" meta:cell-count="121" meta:object-count="0"/>
    <meta:generator>LibreOffice/5.2.2.2$Windows_x86 LibreOffice_project/8f96e87c890bf8fa77463cd4b640a2312823f3ad</meta:generator>
  </office:meta>
</office:document-meta>
</file>